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6811in"/>
    </style:style>
    <style:style style:name="co12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2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4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5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8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10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1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12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13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4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1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1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1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1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1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2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2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22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2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24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25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26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27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28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2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30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31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32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3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34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35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Autoimmun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36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37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38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39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40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41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42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43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44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45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46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47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48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49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50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51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5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53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5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55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56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57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5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59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60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61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6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63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64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65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66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67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68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69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Allergy, unspecified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7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7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7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7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7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77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78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7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8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81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8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8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84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85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86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8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88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89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90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91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94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95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96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97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9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99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10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101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102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103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104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105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10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0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10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11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1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115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11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117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11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11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12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1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122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1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124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125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126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127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128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129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style-name="ce13" office:value-type="string" calcext:value-type="string">
            <text:p>Allergy, unspecified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130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12" table:number-columns-repeated="5"/>
          <table:table-cell table:number-columns-repeated="1019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L1048576">
          <table:sort>
            <table:sort-by table:field-number="1" table:data-type="automatic"/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27T20:44:50.541355124</dc:date>
    <meta:editing-duration>PT20H6M43S</meta:editing-duration>
    <meta:editing-cycles>620</meta:editing-cycles>
    <meta:generator>LibreOffice/7.3.6.2$Linux_X86_64 LibreOffice_project/30$Build-2</meta:generator>
    <meta:document-statistic meta:table-count="2" meta:cell-count="2947" meta:object-count="0"/>
  </office:meta>
</office:document-meta>
</file>